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0.549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4" style:family="text">
      <style:text-properties style:text-position="0% 100%"/>
    </style:style>
    <style:style style:name="T5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Отсчет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calcext:value-type="string">
            <text:p>Отсчет сигнала</text:p>
          </table:table-cell>
          <table:table-cell office:value-type="string" calcext:value-type="string">
            <text:p><text:span text:style-name="T1">U</text:span><text:span text:style-name="T2">ВХ</text:span><text:span text:style-name="T3">(t)</text:span><text:span text:style-name="T4">,</text:span><text:span text:style-name="T5"> </text:span><text:span text:style-name="T4">Px</text:span></text:p>
          </table:table-cell>
          <table:table-cell office:value-type="string" calcext:value-type="string">
            <text:p>U<text:span text:style-name="T5">ВХ</text:span>(t), В</text:p>
          </table:table-cell>
          <table:table-cell office:value-type="string" calcext:value-type="string">
            <text:p>U<text:span text:style-name="T5">КВ</text:span>(t),В</text:p>
          </table:table-cell>
          <table:table-cell office:value-type="string" calcext:value-type="string">
            <text:p>Δ<text:span text:style-name="T5">КВ</text:span>(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Двоичный код</text:p>
          </table:table-cell>
          <table:table-cell table:style-name="ce8" office:value-type="string" calcext:value-type="string">
            <text:p>δ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793" calcext:value-type="float">
            <text:p>1793</text:p>
          </table:table-cell>
          <table:table-cell table:style-name="ce3" table:formula="of:=ABS([.B2]-4000)*0.0005" office:value-type="float" office:value="1.1035" calcext:value-type="float">
            <text:p>1,10</text:p>
          </table:table-cell>
          <table:table-cell table:style-name="ce3" table:formula="of:=CEILING([.C2]/[.$H$2])*[.$H$2]" office:value-type="float" office:value="1.125" calcext:value-type="float">
            <text:p>1,13</text:p>
          </table:table-cell>
          <table:table-cell table:style-name="ce3" table:formula="of:=[.C2]-[.D2]" office:value-type="float" office:value="-0.0215000000000001" calcext:value-type="float">
            <text:p>-0,02</text:p>
          </table:table-cell>
          <table:table-cell table:formula="of:=[.D2]/[.$H$2]" office:value-type="float" office:value="18" calcext:value-type="float">
            <text:p>18</text:p>
          </table:table-cell>
          <table:table-cell table:style-name="ce5" table:formula="of:=DEC2BIN([.F2]; 5)" office:value-type="string" office:string-value="10010" calcext:value-type="string">
            <text:p>10010</text:p>
          </table:table-cell>
          <table:table-cell table:style-name="ce8" office:value-type="float" office:value="0.0625" calcext:value-type="float">
            <text:p>0,0625</text:p>
          </table:table-cell>
          <table:table-cell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98" calcext:value-type="float">
            <text:p>1698</text:p>
          </table:table-cell>
          <table:table-cell table:style-name="ce3" table:formula="of:=ABS([.B3]-4000)*0.0005" office:value-type="float" office:value="1.151" calcext:value-type="float">
            <text:p>1,15</text:p>
          </table:table-cell>
          <table:table-cell table:style-name="ce3" table:formula="of:=CEILING([.C3]/[.$H$2])*[.$H$2]" office:value-type="float" office:value="1.1875" calcext:value-type="float">
            <text:p>1,19</text:p>
          </table:table-cell>
          <table:table-cell table:style-name="ce3" table:formula="of:=[.C3]-[.D3]" office:value-type="float" office:value="-0.0365" calcext:value-type="float">
            <text:p>-0,04</text:p>
          </table:table-cell>
          <table:table-cell table:formula="of:=[.D3]/[.$H$2]" office:value-type="float" office:value="19" calcext:value-type="float">
            <text:p>19</text:p>
          </table:table-cell>
          <table:table-cell table:style-name="ce6" table:formula="of:=DEC2BIN([.F3]; 5)" office:value-type="string" office:string-value="10011" calcext:value-type="string">
            <text:p>10011</text:p>
          </table:table-cell>
          <table:table-cell table:number-columns-repeated="163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42" calcext:value-type="float">
            <text:p>1642</text:p>
          </table:table-cell>
          <table:table-cell table:style-name="ce3" table:formula="of:=ABS([.B4]-4000)*0.0005" office:value-type="float" office:value="1.179" calcext:value-type="float">
            <text:p>1,18</text:p>
          </table:table-cell>
          <table:table-cell table:style-name="ce3" table:formula="of:=CEILING([.C4]/[.$H$2])*[.$H$2]" office:value-type="float" office:value="1.1875" calcext:value-type="float">
            <text:p>1,19</text:p>
          </table:table-cell>
          <table:table-cell table:style-name="ce3" table:formula="of:=[.C4]-[.D4]" office:value-type="float" office:value="-0.00849999999999995" calcext:value-type="float">
            <text:p>-0,01</text:p>
          </table:table-cell>
          <table:table-cell table:formula="of:=[.D4]/[.$H$2]" office:value-type="float" office:value="19" calcext:value-type="float">
            <text:p>19</text:p>
          </table:table-cell>
          <table:table-cell table:style-name="ce6" table:formula="of:=DEC2BIN([.F4]; 5)" office:value-type="string" office:string-value="10011" calcext:value-type="string">
            <text:p>10011</text:p>
          </table:table-cell>
          <table:table-cell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78" calcext:value-type="float">
            <text:p>1678</text:p>
          </table:table-cell>
          <table:table-cell table:style-name="ce3" table:formula="of:=ABS([.B5]-4000)*0.0005" office:value-type="float" office:value="1.161" calcext:value-type="float">
            <text:p>1,16</text:p>
          </table:table-cell>
          <table:table-cell table:style-name="ce3" table:formula="of:=CEILING([.C5]/[.$H$2])*[.$H$2]" office:value-type="float" office:value="1.1875" calcext:value-type="float">
            <text:p>1,19</text:p>
          </table:table-cell>
          <table:table-cell table:style-name="ce3" table:formula="of:=[.C5]-[.D5]" office:value-type="float" office:value="-0.0265" calcext:value-type="float">
            <text:p>-0,03</text:p>
          </table:table-cell>
          <table:table-cell table:formula="of:=[.D5]/[.$H$2]" office:value-type="float" office:value="19" calcext:value-type="float">
            <text:p>19</text:p>
          </table:table-cell>
          <table:table-cell table:style-name="ce6" table:formula="of:=DEC2BIN([.F5]; 5)" office:value-type="string" office:string-value="10011" calcext:value-type="string">
            <text:p>10011</text:p>
          </table:table-cell>
          <table:table-cell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48" calcext:value-type="float">
            <text:p>1748</text:p>
          </table:table-cell>
          <table:table-cell table:style-name="ce3" table:formula="of:=ABS([.B6]-4000)*0.0005" office:value-type="float" office:value="1.126" calcext:value-type="float">
            <text:p>1,13</text:p>
          </table:table-cell>
          <table:table-cell table:style-name="ce3" table:formula="of:=CEILING([.C6]/[.$H$2])*[.$H$2]" office:value-type="float" office:value="1.1875" calcext:value-type="float">
            <text:p>1,19</text:p>
          </table:table-cell>
          <table:table-cell table:style-name="ce3" table:formula="of:=[.C6]-[.D6]" office:value-type="float" office:value="-0.0614999999999999" calcext:value-type="float">
            <text:p>-0,06</text:p>
          </table:table-cell>
          <table:table-cell table:formula="of:=[.D6]/[.$H$2]" office:value-type="float" office:value="19" calcext:value-type="float">
            <text:p>19</text:p>
          </table:table-cell>
          <table:table-cell table:style-name="ce6" table:formula="of:=DEC2BIN([.F6]; 5)" office:value-type="string" office:string-value="10011" calcext:value-type="string">
            <text:p>10011</text:p>
          </table:table-cell>
          <table:table-cell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66" calcext:value-type="float">
            <text:p>1866</text:p>
          </table:table-cell>
          <table:table-cell table:style-name="ce3" table:formula="of:=ABS([.B7]-4000)*0.0005" office:value-type="float" office:value="1.067" calcext:value-type="float">
            <text:p>1,07</text:p>
          </table:table-cell>
          <table:table-cell table:style-name="ce3" table:formula="of:=CEILING([.C7]/[.$H$2])*[.$H$2]" office:value-type="float" office:value="1.125" calcext:value-type="float">
            <text:p>1,13</text:p>
          </table:table-cell>
          <table:table-cell table:style-name="ce3" table:formula="of:=[.C7]-[.D7]" office:value-type="float" office:value="-0.0580000000000001" calcext:value-type="float">
            <text:p>-0,06</text:p>
          </table:table-cell>
          <table:table-cell table:formula="of:=[.D7]/[.$H$2]" office:value-type="float" office:value="18" calcext:value-type="float">
            <text:p>18</text:p>
          </table:table-cell>
          <table:table-cell table:style-name="ce6" table:formula="of:=DEC2BIN([.F7]; 5)" office:value-type="string" office:string-value="10010" calcext:value-type="string">
            <text:p>10010</text:p>
          </table:table-cell>
          <table:table-cell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style-name="ce3" table:formula="of:=ABS([.B8]-4000)*0.0005" office:value-type="float" office:value="0.9905" calcext:value-type="float">
            <text:p>0,99</text:p>
          </table:table-cell>
          <table:table-cell table:style-name="ce3" table:formula="of:=CEILING([.C8]/[.$H$2])*[.$H$2]" office:value-type="float" office:value="1" calcext:value-type="float">
            <text:p>1,00</text:p>
          </table:table-cell>
          <table:table-cell table:style-name="ce3" table:formula="of:=[.C8]-[.D8]" office:value-type="float" office:value="-0.00949999999999995" calcext:value-type="float">
            <text:p>-0,01</text:p>
          </table:table-cell>
          <table:table-cell table:formula="of:=[.D8]/[.$H$2]" office:value-type="float" office:value="16" calcext:value-type="float">
            <text:p>16</text:p>
          </table:table-cell>
          <table:table-cell table:style-name="ce6" table:formula="of:=DEC2BIN([.F8]; 5)" office:value-type="string" office:string-value="10000" calcext:value-type="string">
            <text:p>10000</text:p>
          </table:table-cell>
          <table:table-cell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26" calcext:value-type="float">
            <text:p>2226</text:p>
          </table:table-cell>
          <table:table-cell table:style-name="ce3" table:formula="of:=ABS([.B9]-4000)*0.0005" office:value-type="float" office:value="0.887" calcext:value-type="float">
            <text:p>0,89</text:p>
          </table:table-cell>
          <table:table-cell table:style-name="ce3" table:formula="of:=CEILING([.C9]/[.$H$2])*[.$H$2]" office:value-type="float" office:value="0.9375" calcext:value-type="float">
            <text:p>0,94</text:p>
          </table:table-cell>
          <table:table-cell table:style-name="ce3" table:formula="of:=[.C9]-[.D9]" office:value-type="float" office:value="-0.0505" calcext:value-type="float">
            <text:p>-0,05</text:p>
          </table:table-cell>
          <table:table-cell table:formula="of:=[.D9]/[.$H$2]" office:value-type="float" office:value="15" calcext:value-type="float">
            <text:p>15</text:p>
          </table:table-cell>
          <table:table-cell table:style-name="ce6" table:formula="of:=DEC2BIN([.F9]; 5)" office:value-type="string" office:string-value="01111" calcext:value-type="string">
            <text:p>01111</text:p>
          </table:table-cell>
          <table:table-cell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37" calcext:value-type="float">
            <text:p>2437</text:p>
          </table:table-cell>
          <table:table-cell table:style-name="ce3" table:formula="of:=ABS([.B10]-4000)*0.0005" office:value-type="float" office:value="0.7815" calcext:value-type="float">
            <text:p>0,78</text:p>
          </table:table-cell>
          <table:table-cell table:style-name="ce3" table:formula="of:=CEILING([.C10]/[.$H$2])*[.$H$2]" office:value-type="float" office:value="0.8125" calcext:value-type="float">
            <text:p>0,81</text:p>
          </table:table-cell>
          <table:table-cell table:style-name="ce3" table:formula="of:=[.C10]-[.D10]" office:value-type="float" office:value="-0.031" calcext:value-type="float">
            <text:p>-0,03</text:p>
          </table:table-cell>
          <table:table-cell table:formula="of:=[.D10]/[.$H$2]" office:value-type="float" office:value="13" calcext:value-type="float">
            <text:p>13</text:p>
          </table:table-cell>
          <table:table-cell table:style-name="ce6" table:formula="of:=DEC2BIN([.F10]; 5)" office:value-type="string" office:string-value="01101" calcext:value-type="string">
            <text:p>01101</text:p>
          </table:table-cell>
          <table:table-cell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672" calcext:value-type="float">
            <text:p>2672</text:p>
          </table:table-cell>
          <table:table-cell table:style-name="ce3" table:formula="of:=ABS([.B11]-4000)*0.0005" office:value-type="float" office:value="0.664" calcext:value-type="float">
            <text:p>0,66</text:p>
          </table:table-cell>
          <table:table-cell table:style-name="ce3" table:formula="of:=CEILING([.C11]/[.$H$2])*[.$H$2]" office:value-type="float" office:value="0.6875" calcext:value-type="float">
            <text:p>0,69</text:p>
          </table:table-cell>
          <table:table-cell table:style-name="ce3" table:formula="of:=[.C11]-[.D11]" office:value-type="float" office:value="-0.0235" calcext:value-type="float">
            <text:p>-0,02</text:p>
          </table:table-cell>
          <table:table-cell table:formula="of:=[.D11]/[.$H$2]" office:value-type="float" office:value="11" calcext:value-type="float">
            <text:p>11</text:p>
          </table:table-cell>
          <table:table-cell table:style-name="ce6" table:formula="of:=DEC2BIN([.F11]; 5)" office:value-type="string" office:string-value="01011" calcext:value-type="string">
            <text:p>01011</text:p>
          </table:table-cell>
          <table:table-cell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926" calcext:value-type="float">
            <text:p>2926</text:p>
          </table:table-cell>
          <table:table-cell table:style-name="ce3" table:formula="of:=ABS([.B12]-4000)*0.0005" office:value-type="float" office:value="0.537" calcext:value-type="float">
            <text:p>0,54</text:p>
          </table:table-cell>
          <table:table-cell table:style-name="ce3" table:formula="of:=CEILING([.C12]/[.$H$2])*[.$H$2]" office:value-type="float" office:value="0.5625" calcext:value-type="float">
            <text:p>0,56</text:p>
          </table:table-cell>
          <table:table-cell table:style-name="ce3" table:formula="of:=[.C12]-[.D12]" office:value-type="float" office:value="-0.0255" calcext:value-type="float">
            <text:p>-0,03</text:p>
          </table:table-cell>
          <table:table-cell table:formula="of:=[.D12]/[.$H$2]" office:value-type="float" office:value="9" calcext:value-type="float">
            <text:p>9</text:p>
          </table:table-cell>
          <table:table-cell table:style-name="ce6" table:formula="of:=DEC2BIN([.F12]; 5)" office:value-type="string" office:string-value="01001" calcext:value-type="string">
            <text:p>01001</text:p>
          </table:table-cell>
          <table:table-cell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136" calcext:value-type="float">
            <text:p>3136</text:p>
          </table:table-cell>
          <table:table-cell table:style-name="ce3" table:formula="of:=ABS([.B13]-4000)*0.0005" office:value-type="float" office:value="0.432" calcext:value-type="float">
            <text:p>0,43</text:p>
          </table:table-cell>
          <table:table-cell table:style-name="ce3" table:formula="of:=CEILING([.C13]/[.$H$2])*[.$H$2]" office:value-type="float" office:value="0.4375" calcext:value-type="float">
            <text:p>0,44</text:p>
          </table:table-cell>
          <table:table-cell table:style-name="ce3" table:formula="of:=[.C13]-[.D13]" office:value-type="float" office:value="-0.00550000000000001" calcext:value-type="float">
            <text:p>-0,01</text:p>
          </table:table-cell>
          <table:table-cell table:formula="of:=[.D13]/[.$H$2]" office:value-type="float" office:value="7" calcext:value-type="float">
            <text:p>7</text:p>
          </table:table-cell>
          <table:table-cell table:style-name="ce6" table:formula="of:=DEC2BIN([.F13]; 5)" office:value-type="string" office:string-value="00111" calcext:value-type="string">
            <text:p>00111</text:p>
          </table:table-cell>
          <table:table-cell table:number-columns-repeated="1637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355" calcext:value-type="float">
            <text:p>3355</text:p>
          </table:table-cell>
          <table:table-cell table:style-name="ce3" table:formula="of:=ABS([.B14]-4000)*0.0005" office:value-type="float" office:value="0.3225" calcext:value-type="float">
            <text:p>0,32</text:p>
          </table:table-cell>
          <table:table-cell table:style-name="ce3" table:formula="of:=CEILING([.C14]/[.$H$2])*[.$H$2]" office:value-type="float" office:value="0.375" calcext:value-type="float">
            <text:p>0,38</text:p>
          </table:table-cell>
          <table:table-cell table:style-name="ce3" table:formula="of:=[.C14]-[.D14]" office:value-type="float" office:value="-0.0525" calcext:value-type="float">
            <text:p>-0,05</text:p>
          </table:table-cell>
          <table:table-cell table:formula="of:=[.D14]/[.$H$2]" office:value-type="float" office:value="6" calcext:value-type="float">
            <text:p>6</text:p>
          </table:table-cell>
          <table:table-cell table:style-name="ce6" table:formula="of:=DEC2BIN([.F14]; 5)" office:value-type="string" office:string-value="00110" calcext:value-type="string">
            <text:p>00110</text:p>
          </table:table-cell>
          <table:table-cell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551" calcext:value-type="float">
            <text:p>3551</text:p>
          </table:table-cell>
          <table:table-cell table:style-name="ce3" table:formula="of:=ABS([.B15]-4000)*0.0005" office:value-type="float" office:value="0.2245" calcext:value-type="float">
            <text:p>0,22</text:p>
          </table:table-cell>
          <table:table-cell table:style-name="ce3" table:formula="of:=CEILING([.C15]/[.$H$2])*[.$H$2]" office:value-type="float" office:value="0.25" calcext:value-type="float">
            <text:p>0,25</text:p>
          </table:table-cell>
          <table:table-cell table:style-name="ce3" table:formula="of:=[.C15]-[.D15]" office:value-type="float" office:value="-0.0255" calcext:value-type="float">
            <text:p>-0,03</text:p>
          </table:table-cell>
          <table:table-cell table:formula="of:=[.D15]/[.$H$2]" office:value-type="float" office:value="4" calcext:value-type="float">
            <text:p>4</text:p>
          </table:table-cell>
          <table:table-cell table:style-name="ce6" table:formula="of:=DEC2BIN([.F15]; 5)" office:value-type="string" office:string-value="00100" calcext:value-type="string">
            <text:p>00100</text:p>
          </table:table-cell>
          <table:table-cell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705" calcext:value-type="float">
            <text:p>3705</text:p>
          </table:table-cell>
          <table:table-cell table:style-name="ce3" table:formula="of:=ABS([.B16]-4000)*0.0005" office:value-type="float" office:value="0.1475" calcext:value-type="float">
            <text:p>0,15</text:p>
          </table:table-cell>
          <table:table-cell table:style-name="ce3" table:formula="of:=CEILING([.C16]/[.$H$2])*[.$H$2]" office:value-type="float" office:value="0.1875" calcext:value-type="float">
            <text:p>0,19</text:p>
          </table:table-cell>
          <table:table-cell table:style-name="ce3" table:formula="of:=[.C16]-[.D16]" office:value-type="float" office:value="-0.04" calcext:value-type="float">
            <text:p>-0,04</text:p>
          </table:table-cell>
          <table:table-cell table:formula="of:=[.D16]/[.$H$2]" office:value-type="float" office:value="3" calcext:value-type="float">
            <text:p>3</text:p>
          </table:table-cell>
          <table:table-cell table:style-name="ce6" table:formula="of:=DEC2BIN([.F16]; 5)" office:value-type="string" office:string-value="00011" calcext:value-type="string">
            <text:p>00011</text:p>
          </table:table-cell>
          <table:table-cell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25" calcext:value-type="float">
            <text:p>3825</text:p>
          </table:table-cell>
          <table:table-cell table:style-name="ce3" table:formula="of:=ABS([.B17]-4000)*0.0005" office:value-type="float" office:value="0.0875" calcext:value-type="float">
            <text:p>0,09</text:p>
          </table:table-cell>
          <table:table-cell table:style-name="ce3" table:formula="of:=CEILING([.C17]/[.$H$2])*[.$H$2]" office:value-type="float" office:value="0.125" calcext:value-type="float">
            <text:p>0,13</text:p>
          </table:table-cell>
          <table:table-cell table:style-name="ce3" table:formula="of:=[.C17]-[.D17]" office:value-type="float" office:value="-0.0375" calcext:value-type="float">
            <text:p>-0,04</text:p>
          </table:table-cell>
          <table:table-cell table:formula="of:=[.D17]/[.$H$2]" office:value-type="float" office:value="2" calcext:value-type="float">
            <text:p>2</text:p>
          </table:table-cell>
          <table:table-cell table:style-name="ce6" table:formula="of:=DEC2BIN([.F17]; 5)" office:value-type="string" office:string-value="00010" calcext:value-type="string">
            <text:p>00010</text:p>
          </table:table-cell>
          <table:table-cell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894" calcext:value-type="float">
            <text:p>3894</text:p>
          </table:table-cell>
          <table:table-cell table:style-name="ce3" table:formula="of:=ABS([.B18]-4000)*0.0005" office:value-type="float" office:value="0.053" calcext:value-type="float">
            <text:p>0,05</text:p>
          </table:table-cell>
          <table:table-cell table:style-name="ce3" table:formula="of:=CEILING([.C18]/[.$H$2])*[.$H$2]" office:value-type="float" office:value="0.0625" calcext:value-type="float">
            <text:p>0,06</text:p>
          </table:table-cell>
          <table:table-cell table:style-name="ce3" table:formula="of:=[.C18]-[.D18]" office:value-type="float" office:value="-0.0095" calcext:value-type="float">
            <text:p>-0,01</text:p>
          </table:table-cell>
          <table:table-cell table:formula="of:=[.D18]/[.$H$2]" office:value-type="float" office:value="1" calcext:value-type="float">
            <text:p>1</text:p>
          </table:table-cell>
          <table:table-cell table:style-name="ce6" table:formula="of:=DEC2BIN([.F18]; 5)" office:value-type="string" office:string-value="00001" calcext:value-type="string">
            <text:p>00001</text:p>
          </table:table-cell>
          <table:table-cell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885" calcext:value-type="float">
            <text:p>3885</text:p>
          </table:table-cell>
          <table:table-cell table:style-name="ce3" table:formula="of:=ABS([.B19]-4000)*0.0005" office:value-type="float" office:value="0.0575" calcext:value-type="float">
            <text:p>0,06</text:p>
          </table:table-cell>
          <table:table-cell table:style-name="ce3" table:formula="of:=CEILING([.C19]/[.$H$2])*[.$H$2]" office:value-type="float" office:value="0.0625" calcext:value-type="float">
            <text:p>0,06</text:p>
          </table:table-cell>
          <table:table-cell table:style-name="ce3" table:formula="of:=[.C19]-[.D19]" office:value-type="float" office:value="-0.005" calcext:value-type="float">
            <text:p>0,00</text:p>
          </table:table-cell>
          <table:table-cell table:formula="of:=[.D19]/[.$H$2]" office:value-type="float" office:value="1" calcext:value-type="float">
            <text:p>1</text:p>
          </table:table-cell>
          <table:table-cell table:style-name="ce6" table:formula="of:=DEC2BIN([.F19]; 5)" office:value-type="string" office:string-value="00001" calcext:value-type="string">
            <text:p>00001</text:p>
          </table:table-cell>
          <table:table-cell table:number-columns-repeated="163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849" calcext:value-type="float">
            <text:p>3849</text:p>
          </table:table-cell>
          <table:table-cell table:style-name="ce3" table:formula="of:=ABS([.B20]-4000)*0.0005" office:value-type="float" office:value="0.0755" calcext:value-type="float">
            <text:p>0,08</text:p>
          </table:table-cell>
          <table:table-cell table:style-name="ce3" table:formula="of:=CEILING([.C20]/[.$H$2])*[.$H$2]" office:value-type="float" office:value="0.125" calcext:value-type="float">
            <text:p>0,13</text:p>
          </table:table-cell>
          <table:table-cell table:style-name="ce3" table:formula="of:=[.C20]-[.D20]" office:value-type="float" office:value="-0.0495" calcext:value-type="float">
            <text:p>-0,05</text:p>
          </table:table-cell>
          <table:table-cell table:formula="of:=[.D20]/[.$H$2]" office:value-type="float" office:value="2" calcext:value-type="float">
            <text:p>2</text:p>
          </table:table-cell>
          <table:table-cell table:style-name="ce6" table:formula="of:=DEC2BIN([.F20]; 5)" office:value-type="string" office:string-value="00010" calcext:value-type="string">
            <text:p>00010</text:p>
          </table:table-cell>
          <table:table-cell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750" calcext:value-type="float">
            <text:p>3750</text:p>
          </table:table-cell>
          <table:table-cell table:style-name="ce3" table:formula="of:=ABS([.B21]-4000)*0.0005" office:value-type="float" office:value="0.125" calcext:value-type="float">
            <text:p>0,13</text:p>
          </table:table-cell>
          <table:table-cell table:style-name="ce3" table:formula="of:=CEILING([.C21]/[.$H$2])*[.$H$2]" office:value-type="float" office:value="0.125" calcext:value-type="float">
            <text:p>0,13</text:p>
          </table:table-cell>
          <table:table-cell table:style-name="ce3" table:formula="of:=[.C21]-[.D21]" office:value-type="float" office:value="0" calcext:value-type="float">
            <text:p>0,00</text:p>
          </table:table-cell>
          <table:table-cell table:formula="of:=[.D21]/[.$H$2]" office:value-type="float" office:value="2" calcext:value-type="float">
            <text:p>2</text:p>
          </table:table-cell>
          <table:table-cell table:style-name="ce6" table:formula="of:=DEC2BIN([.F21]; 5)" office:value-type="string" office:string-value="00010" calcext:value-type="string">
            <text:p>00010</text:p>
          </table:table-cell>
          <table:table-cell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621" calcext:value-type="float">
            <text:p>3621</text:p>
          </table:table-cell>
          <table:table-cell table:style-name="ce3" table:formula="of:=ABS([.B22]-4000)*0.0005" office:value-type="float" office:value="0.1895" calcext:value-type="float">
            <text:p>0,19</text:p>
          </table:table-cell>
          <table:table-cell table:style-name="ce3" table:formula="of:=CEILING([.C22]/[.$H$2])*[.$H$2]" office:value-type="float" office:value="0.25" calcext:value-type="float">
            <text:p>0,25</text:p>
          </table:table-cell>
          <table:table-cell table:style-name="ce3" table:formula="of:=[.C22]-[.D22]" office:value-type="float" office:value="-0.0605" calcext:value-type="float">
            <text:p>-0,06</text:p>
          </table:table-cell>
          <table:table-cell table:formula="of:=[.D22]/[.$H$2]" office:value-type="float" office:value="4" calcext:value-type="float">
            <text:p>4</text:p>
          </table:table-cell>
          <table:table-cell table:style-name="ce6" table:formula="of:=DEC2BIN([.F22]; 5)" office:value-type="string" office:string-value="00100" calcext:value-type="string">
            <text:p>00100</text:p>
          </table:table-cell>
          <table:table-cell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464" calcext:value-type="float">
            <text:p>3464</text:p>
          </table:table-cell>
          <table:table-cell table:style-name="ce3" table:formula="of:=ABS([.B23]-4000)*0.0005" office:value-type="float" office:value="0.268" calcext:value-type="float">
            <text:p>0,27</text:p>
          </table:table-cell>
          <table:table-cell table:style-name="ce3" table:formula="of:=CEILING([.C23]/[.$H$2])*[.$H$2]" office:value-type="float" office:value="0.3125" calcext:value-type="float">
            <text:p>0,31</text:p>
          </table:table-cell>
          <table:table-cell table:style-name="ce3" table:formula="of:=[.C23]-[.D23]" office:value-type="float" office:value="-0.0445" calcext:value-type="float">
            <text:p>-0,04</text:p>
          </table:table-cell>
          <table:table-cell table:formula="of:=[.D23]/[.$H$2]" office:value-type="float" office:value="5" calcext:value-type="float">
            <text:p>5</text:p>
          </table:table-cell>
          <table:table-cell table:style-name="ce6" table:formula="of:=DEC2BIN([.F23]; 5)" office:value-type="string" office:string-value="00101" calcext:value-type="string">
            <text:p>00101</text:p>
          </table:table-cell>
          <table:table-cell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261" calcext:value-type="float">
            <text:p>3261</text:p>
          </table:table-cell>
          <table:table-cell table:style-name="ce3" table:formula="of:=ABS([.B24]-4000)*0.0005" office:value-type="float" office:value="0.3695" calcext:value-type="float">
            <text:p>0,37</text:p>
          </table:table-cell>
          <table:table-cell table:style-name="ce3" table:formula="of:=CEILING([.C24]/[.$H$2])*[.$H$2]" office:value-type="float" office:value="0.375" calcext:value-type="float">
            <text:p>0,38</text:p>
          </table:table-cell>
          <table:table-cell table:style-name="ce3" table:formula="of:=[.C24]-[.D24]" office:value-type="float" office:value="-0.00550000000000001" calcext:value-type="float">
            <text:p>-0,01</text:p>
          </table:table-cell>
          <table:table-cell table:formula="of:=[.D24]/[.$H$2]" office:value-type="float" office:value="6" calcext:value-type="float">
            <text:p>6</text:p>
          </table:table-cell>
          <table:table-cell table:style-name="ce6" table:formula="of:=DEC2BIN([.F24]; 5)" office:value-type="string" office:string-value="00110" calcext:value-type="string">
            <text:p>00110</text:p>
          </table:table-cell>
          <table:table-cell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045" calcext:value-type="float">
            <text:p>3045</text:p>
          </table:table-cell>
          <table:table-cell table:style-name="ce3" table:formula="of:=ABS([.B25]-4000)*0.0005" office:value-type="float" office:value="0.4775" calcext:value-type="float">
            <text:p>0,48</text:p>
          </table:table-cell>
          <table:table-cell table:style-name="ce3" table:formula="of:=CEILING([.C25]/[.$H$2])*[.$H$2]" office:value-type="float" office:value="0.5" calcext:value-type="float">
            <text:p>0,50</text:p>
          </table:table-cell>
          <table:table-cell table:style-name="ce3" table:formula="of:=[.C25]-[.D25]" office:value-type="float" office:value="-0.0225" calcext:value-type="float">
            <text:p>-0,02</text:p>
          </table:table-cell>
          <table:table-cell table:formula="of:=[.D25]/[.$H$2]" office:value-type="float" office:value="8" calcext:value-type="float">
            <text:p>8</text:p>
          </table:table-cell>
          <table:table-cell table:style-name="ce6" table:formula="of:=DEC2BIN([.F25]; 5)" office:value-type="string" office:string-value="01000" calcext:value-type="string">
            <text:p>01000</text:p>
          </table:table-cell>
          <table:table-cell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827" calcext:value-type="float">
            <text:p>2827</text:p>
          </table:table-cell>
          <table:table-cell table:style-name="ce3" table:formula="of:=ABS([.B26]-4000)*0.0005" office:value-type="float" office:value="0.5865" calcext:value-type="float">
            <text:p>0,59</text:p>
          </table:table-cell>
          <table:table-cell table:style-name="ce3" table:formula="of:=CEILING([.C26]/[.$H$2])*[.$H$2]" office:value-type="float" office:value="0.625" calcext:value-type="float">
            <text:p>0,63</text:p>
          </table:table-cell>
          <table:table-cell table:style-name="ce3" table:formula="of:=[.C26]-[.D26]" office:value-type="float" office:value="-0.0385" calcext:value-type="float">
            <text:p>-0,04</text:p>
          </table:table-cell>
          <table:table-cell table:formula="of:=[.D26]/[.$H$2]" office:value-type="float" office:value="10" calcext:value-type="float">
            <text:p>10</text:p>
          </table:table-cell>
          <table:table-cell table:style-name="ce6" table:formula="of:=DEC2BIN([.F26]; 5)" office:value-type="string" office:string-value="01010" calcext:value-type="string">
            <text:p>01010</text:p>
          </table:table-cell>
          <table:table-cell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580" calcext:value-type="float">
            <text:p>2580</text:p>
          </table:table-cell>
          <table:table-cell table:style-name="ce3" table:formula="of:=ABS([.B27]-4000)*0.0005" office:value-type="float" office:value="0.71" calcext:value-type="float">
            <text:p>0,71</text:p>
          </table:table-cell>
          <table:table-cell table:style-name="ce3" table:formula="of:=CEILING([.C27]/[.$H$2])*[.$H$2]" office:value-type="float" office:value="0.75" calcext:value-type="float">
            <text:p>0,75</text:p>
          </table:table-cell>
          <table:table-cell table:style-name="ce3" table:formula="of:=[.C27]-[.D27]" office:value-type="float" office:value="-0.04" calcext:value-type="float">
            <text:p>-0,04</text:p>
          </table:table-cell>
          <table:table-cell table:formula="of:=[.D27]/[.$H$2]" office:value-type="float" office:value="12" calcext:value-type="float">
            <text:p>12</text:p>
          </table:table-cell>
          <table:table-cell table:style-name="ce6" table:formula="of:=DEC2BIN([.F27]; 5)" office:value-type="string" office:string-value="01100" calcext:value-type="string">
            <text:p>01100</text:p>
          </table:table-cell>
          <table:table-cell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358" calcext:value-type="float">
            <text:p>2358</text:p>
          </table:table-cell>
          <table:table-cell table:style-name="ce3" table:formula="of:=ABS([.B28]-4000)*0.0005" office:value-type="float" office:value="0.821" calcext:value-type="float">
            <text:p>0,82</text:p>
          </table:table-cell>
          <table:table-cell table:style-name="ce3" table:formula="of:=CEILING([.C28]/[.$H$2])*[.$H$2]" office:value-type="float" office:value="0.875" calcext:value-type="float">
            <text:p>0,88</text:p>
          </table:table-cell>
          <table:table-cell table:style-name="ce3" table:formula="of:=[.C28]-[.D28]" office:value-type="float" office:value="-0.0539999999999999" calcext:value-type="float">
            <text:p>-0,05</text:p>
          </table:table-cell>
          <table:table-cell table:formula="of:=[.D28]/[.$H$2]" office:value-type="float" office:value="14" calcext:value-type="float">
            <text:p>14</text:p>
          </table:table-cell>
          <table:table-cell table:style-name="ce6" table:formula="of:=DEC2BIN([.F28]; 5)" office:value-type="string" office:string-value="01110" calcext:value-type="string">
            <text:p>01110</text:p>
          </table:table-cell>
          <table:table-cell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139" calcext:value-type="float">
            <text:p>2139</text:p>
          </table:table-cell>
          <table:table-cell table:style-name="ce3" table:formula="of:=ABS([.B29]-4000)*0.0005" office:value-type="float" office:value="0.9305" calcext:value-type="float">
            <text:p>0,93</text:p>
          </table:table-cell>
          <table:table-cell table:style-name="ce3" table:formula="of:=CEILING([.C29]/[.$H$2])*[.$H$2]" office:value-type="float" office:value="0.9375" calcext:value-type="float">
            <text:p>0,94</text:p>
          </table:table-cell>
          <table:table-cell table:style-name="ce3" table:formula="of:=[.C29]-[.D29]" office:value-type="float" office:value="-0.00700000000000001" calcext:value-type="float">
            <text:p>-0,01</text:p>
          </table:table-cell>
          <table:table-cell table:formula="of:=[.D29]/[.$H$2]" office:value-type="float" office:value="15" calcext:value-type="float">
            <text:p>15</text:p>
          </table:table-cell>
          <table:table-cell table:style-name="ce6" table:formula="of:=DEC2BIN([.F29]; 5)" office:value-type="string" office:string-value="01111" calcext:value-type="string">
            <text:p>01111</text:p>
          </table:table-cell>
          <table:table-cell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916" calcext:value-type="float">
            <text:p>1916</text:p>
          </table:table-cell>
          <table:table-cell table:style-name="ce3" table:formula="of:=ABS([.B30]-4000)*0.0005" office:value-type="float" office:value="1.042" calcext:value-type="float">
            <text:p>1,04</text:p>
          </table:table-cell>
          <table:table-cell table:style-name="ce3" table:formula="of:=CEILING([.C30]/[.$H$2])*[.$H$2]" office:value-type="float" office:value="1.0625" calcext:value-type="float">
            <text:p>1,06</text:p>
          </table:table-cell>
          <table:table-cell table:style-name="ce3" table:formula="of:=[.C30]-[.D30]" office:value-type="float" office:value="-0.0205" calcext:value-type="float">
            <text:p>-0,02</text:p>
          </table:table-cell>
          <table:table-cell table:formula="of:=[.D30]/[.$H$2]" office:value-type="float" office:value="17" calcext:value-type="float">
            <text:p>17</text:p>
          </table:table-cell>
          <table:table-cell table:style-name="ce6" table:formula="of:=DEC2BIN([.F30]; 5)" office:value-type="string" office:string-value="10001" calcext:value-type="string">
            <text:p>10001</text:p>
          </table:table-cell>
          <table:table-cell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782" calcext:value-type="float">
            <text:p>1782</text:p>
          </table:table-cell>
          <table:table-cell table:style-name="ce3" table:formula="of:=ABS([.B31]-4000)*0.0005" office:value-type="float" office:value="1.109" calcext:value-type="float">
            <text:p>1,11</text:p>
          </table:table-cell>
          <table:table-cell table:style-name="ce3" table:formula="of:=CEILING([.C31]/[.$H$2])*[.$H$2]" office:value-type="float" office:value="1.125" calcext:value-type="float">
            <text:p>1,13</text:p>
          </table:table-cell>
          <table:table-cell table:style-name="ce3" table:formula="of:=[.C31]-[.D31]" office:value-type="float" office:value="-0.016" calcext:value-type="float">
            <text:p>-0,02</text:p>
          </table:table-cell>
          <table:table-cell table:formula="of:=[.D31]/[.$H$2]" office:value-type="float" office:value="18" calcext:value-type="float">
            <text:p>18</text:p>
          </table:table-cell>
          <table:table-cell table:style-name="ce6" table:formula="of:=DEC2BIN([.F31]; 5)" office:value-type="string" office:string-value="10010" calcext:value-type="string">
            <text:p>10010</text:p>
          </table:table-cell>
          <table:table-cell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94" calcext:value-type="float">
            <text:p>1694</text:p>
          </table:table-cell>
          <table:table-cell table:style-name="ce3" table:formula="of:=ABS([.B32]-4000)*0.0005" office:value-type="float" office:value="1.153" calcext:value-type="float">
            <text:p>1,15</text:p>
          </table:table-cell>
          <table:table-cell table:style-name="ce3" table:formula="of:=CEILING([.C32]/[.$H$2])*[.$H$2]" office:value-type="float" office:value="1.1875" calcext:value-type="float">
            <text:p>1,19</text:p>
          </table:table-cell>
          <table:table-cell table:style-name="ce3" table:formula="of:=[.C32]-[.D32]" office:value-type="float" office:value="-0.0345" calcext:value-type="float">
            <text:p>-0,03</text:p>
          </table:table-cell>
          <table:table-cell table:formula="of:=[.D32]/[.$H$2]" office:value-type="float" office:value="19" calcext:value-type="float">
            <text:p>19</text:p>
          </table:table-cell>
          <table:table-cell table:style-name="ce6" table:formula="of:=DEC2BIN([.F32]; 5)" office:value-type="string" office:string-value="10011" calcext:value-type="string">
            <text:p>10011</text:p>
          </table:table-cell>
          <table:table-cell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43" calcext:value-type="float">
            <text:p>1643</text:p>
          </table:table-cell>
          <table:table-cell table:style-name="ce3" table:formula="of:=ABS([.B33]-4000)*0.0005" office:value-type="float" office:value="1.1785" calcext:value-type="float">
            <text:p>1,18</text:p>
          </table:table-cell>
          <table:table-cell table:style-name="ce3" table:formula="of:=CEILING([.C33]/[.$H$2])*[.$H$2]" office:value-type="float" office:value="1.1875" calcext:value-type="float">
            <text:p>1,19</text:p>
          </table:table-cell>
          <table:table-cell table:style-name="ce3" table:formula="of:=[.C33]-[.D33]" office:value-type="float" office:value="-0.0089999999999999" calcext:value-type="float">
            <text:p>-0,01</text:p>
          </table:table-cell>
          <table:table-cell table:formula="of:=[.D33]/[.$H$2]" office:value-type="float" office:value="19" calcext:value-type="float">
            <text:p>19</text:p>
          </table:table-cell>
          <table:table-cell table:style-name="ce6" table:formula="of:=DEC2BIN([.F33]; 5)" office:value-type="string" office:string-value="10011" calcext:value-type="string">
            <text:p>10011</text:p>
          </table:table-cell>
          <table:table-cell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677" calcext:value-type="float">
            <text:p>1677</text:p>
          </table:table-cell>
          <table:table-cell table:style-name="ce3" table:formula="of:=ABS([.B34]-4000)*0.0005" office:value-type="float" office:value="1.1615" calcext:value-type="float">
            <text:p>1,16</text:p>
          </table:table-cell>
          <table:table-cell table:style-name="ce3" table:formula="of:=CEILING([.C34]/[.$H$2])*[.$H$2]" office:value-type="float" office:value="1.1875" calcext:value-type="float">
            <text:p>1,19</text:p>
          </table:table-cell>
          <table:table-cell table:style-name="ce3" table:formula="of:=[.C34]-[.D34]" office:value-type="float" office:value="-0.026" calcext:value-type="float">
            <text:p>-0,03</text:p>
          </table:table-cell>
          <table:table-cell table:formula="of:=[.D34]/[.$H$2]" office:value-type="float" office:value="19" calcext:value-type="float">
            <text:p>19</text:p>
          </table:table-cell>
          <table:table-cell table:style-name="ce6" table:formula="of:=DEC2BIN([.F34]; 5)" office:value-type="string" office:string-value="10011" calcext:value-type="string">
            <text:p>10011</text:p>
          </table:table-cell>
          <table:table-cell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753" calcext:value-type="float">
            <text:p>1753</text:p>
          </table:table-cell>
          <table:table-cell table:style-name="ce3" table:formula="of:=ABS([.B35]-4000)*0.0005" office:value-type="float" office:value="1.1235" calcext:value-type="float">
            <text:p>1,12</text:p>
          </table:table-cell>
          <table:table-cell table:style-name="ce3" table:formula="of:=CEILING([.C35]/[.$H$2])*[.$H$2]" office:value-type="float" office:value="1.125" calcext:value-type="float">
            <text:p>1,13</text:p>
          </table:table-cell>
          <table:table-cell table:style-name="ce3" table:formula="of:=[.C35]-[.D35]" office:value-type="float" office:value="-0.00150000000000006" calcext:value-type="float">
            <text:p>0,00</text:p>
          </table:table-cell>
          <table:table-cell table:formula="of:=[.D35]/[.$H$2]" office:value-type="float" office:value="18" calcext:value-type="float">
            <text:p>18</text:p>
          </table:table-cell>
          <table:table-cell table:style-name="ce6" table:formula="of:=DEC2BIN([.F35]; 5)" office:value-type="string" office:string-value="10010" calcext:value-type="string">
            <text:p>10010</text:p>
          </table:table-cell>
          <table:table-cell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86" calcext:value-type="float">
            <text:p>1886</text:p>
          </table:table-cell>
          <table:table-cell table:style-name="ce3" table:formula="of:=ABS([.B36]-4000)*0.0005" office:value-type="float" office:value="1.057" calcext:value-type="float">
            <text:p>1,06</text:p>
          </table:table-cell>
          <table:table-cell table:style-name="ce3" table:formula="of:=CEILING([.C36]/[.$H$2])*[.$H$2]" office:value-type="float" office:value="1.0625" calcext:value-type="float">
            <text:p>1,06</text:p>
          </table:table-cell>
          <table:table-cell table:style-name="ce3" table:formula="of:=[.C36]-[.D36]" office:value-type="float" office:value="-0.00550000000000006" calcext:value-type="float">
            <text:p>-0,01</text:p>
          </table:table-cell>
          <table:table-cell table:formula="of:=[.D36]/[.$H$2]" office:value-type="float" office:value="17" calcext:value-type="float">
            <text:p>17</text:p>
          </table:table-cell>
          <table:table-cell table:style-name="ce6" table:formula="of:=DEC2BIN([.F36]; 5)" office:value-type="string" office:string-value="10001" calcext:value-type="string">
            <text:p>10001</text:p>
          </table:table-cell>
          <table:table-cell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095" calcext:value-type="float">
            <text:p>2095</text:p>
          </table:table-cell>
          <table:table-cell table:style-name="ce3" table:formula="of:=ABS([.B37]-4000)*0.0005" office:value-type="float" office:value="0.9525" calcext:value-type="float">
            <text:p>0,95</text:p>
          </table:table-cell>
          <table:table-cell table:style-name="ce3" table:formula="of:=CEILING([.C37]/[.$H$2])*[.$H$2]" office:value-type="float" office:value="1" calcext:value-type="float">
            <text:p>1,00</text:p>
          </table:table-cell>
          <table:table-cell table:style-name="ce3" table:formula="of:=[.C37]-[.D37]" office:value-type="float" office:value="-0.0475" calcext:value-type="float">
            <text:p>-0,05</text:p>
          </table:table-cell>
          <table:table-cell table:formula="of:=[.D37]/[.$H$2]" office:value-type="float" office:value="16" calcext:value-type="float">
            <text:p>16</text:p>
          </table:table-cell>
          <table:table-cell table:style-name="ce6" table:formula="of:=DEC2BIN([.F37]; 5)" office:value-type="string" office:string-value="10000" calcext:value-type="string">
            <text:p>10000</text:p>
          </table:table-cell>
          <table:table-cell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339" calcext:value-type="float">
            <text:p>2339</text:p>
          </table:table-cell>
          <table:table-cell table:style-name="ce3" table:formula="of:=ABS([.B38]-4000)*0.0005" office:value-type="float" office:value="0.8305" calcext:value-type="float">
            <text:p>0,83</text:p>
          </table:table-cell>
          <table:table-cell table:style-name="ce3" table:formula="of:=CEILING([.C38]/[.$H$2])*[.$H$2]" office:value-type="float" office:value="0.875" calcext:value-type="float">
            <text:p>0,88</text:p>
          </table:table-cell>
          <table:table-cell table:style-name="ce3" table:formula="of:=[.C38]-[.D38]" office:value-type="float" office:value="-0.0445" calcext:value-type="float">
            <text:p>-0,04</text:p>
          </table:table-cell>
          <table:table-cell table:formula="of:=[.D38]/[.$H$2]" office:value-type="float" office:value="14" calcext:value-type="float">
            <text:p>14</text:p>
          </table:table-cell>
          <table:table-cell table:style-name="ce6" table:formula="of:=DEC2BIN([.F38]; 5)" office:value-type="string" office:string-value="01110" calcext:value-type="string">
            <text:p>01110</text:p>
          </table:table-cell>
          <table:table-cell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693" calcext:value-type="float">
            <text:p>2693</text:p>
          </table:table-cell>
          <table:table-cell table:style-name="ce3" table:formula="of:=ABS([.B39]-4000)*0.0005" office:value-type="float" office:value="0.6535" calcext:value-type="float">
            <text:p>0,65</text:p>
          </table:table-cell>
          <table:table-cell table:style-name="ce3" table:formula="of:=CEILING([.C39]/[.$H$2])*[.$H$2]" office:value-type="float" office:value="0.6875" calcext:value-type="float">
            <text:p>0,69</text:p>
          </table:table-cell>
          <table:table-cell table:style-name="ce3" table:formula="of:=[.C39]-[.D39]" office:value-type="float" office:value="-0.034" calcext:value-type="float">
            <text:p>-0,03</text:p>
          </table:table-cell>
          <table:table-cell table:formula="of:=[.D39]/[.$H$2]" office:value-type="float" office:value="11" calcext:value-type="float">
            <text:p>11</text:p>
          </table:table-cell>
          <table:table-cell table:style-name="ce6" table:formula="of:=DEC2BIN([.F39]; 5)" office:value-type="string" office:string-value="01011" calcext:value-type="string">
            <text:p>01011</text:p>
          </table:table-cell>
          <table:table-cell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077" calcext:value-type="float">
            <text:p>3077</text:p>
          </table:table-cell>
          <table:table-cell table:style-name="ce3" table:formula="of:=ABS([.B40]-4000)*0.0005" office:value-type="float" office:value="0.4615" calcext:value-type="float">
            <text:p>0,46</text:p>
          </table:table-cell>
          <table:table-cell table:style-name="ce3" table:formula="of:=CEILING([.C40]/[.$H$2])*[.$H$2]" office:value-type="float" office:value="0.5" calcext:value-type="float">
            <text:p>0,50</text:p>
          </table:table-cell>
          <table:table-cell table:style-name="ce3" table:formula="of:=[.C40]-[.D40]" office:value-type="float" office:value="-0.0385" calcext:value-type="float">
            <text:p>-0,04</text:p>
          </table:table-cell>
          <table:table-cell table:formula="of:=[.D40]/[.$H$2]" office:value-type="float" office:value="8" calcext:value-type="float">
            <text:p>8</text:p>
          </table:table-cell>
          <table:table-cell table:style-name="ce6" table:formula="of:=DEC2BIN([.F40]; 5)" office:value-type="string" office:string-value="01000" calcext:value-type="string">
            <text:p>01000</text:p>
          </table:table-cell>
          <table:table-cell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491" calcext:value-type="float">
            <text:p>3491</text:p>
          </table:table-cell>
          <table:table-cell table:style-name="ce3" table:formula="of:=ABS([.B41]-4000)*0.0005" office:value-type="float" office:value="0.2545" calcext:value-type="float">
            <text:p>0,25</text:p>
          </table:table-cell>
          <table:table-cell table:style-name="ce3" table:formula="of:=CEILING([.C41]/[.$H$2])*[.$H$2]" office:value-type="float" office:value="0.3125" calcext:value-type="float">
            <text:p>0,31</text:p>
          </table:table-cell>
          <table:table-cell table:style-name="ce3" table:formula="of:=[.C41]-[.D41]" office:value-type="float" office:value="-0.058" calcext:value-type="float">
            <text:p>-0,06</text:p>
          </table:table-cell>
          <table:table-cell table:formula="of:=[.D41]/[.$H$2]" office:value-type="float" office:value="5" calcext:value-type="float">
            <text:p>5</text:p>
          </table:table-cell>
          <table:table-cell table:style-name="ce6" table:formula="of:=DEC2BIN([.F41]; 5)" office:value-type="string" office:string-value="00101" calcext:value-type="string">
            <text:p>00101</text:p>
          </table:table-cell>
          <table:table-cell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954" calcext:value-type="float">
            <text:p>3954</text:p>
          </table:table-cell>
          <table:table-cell table:style-name="ce3" table:formula="of:=ABS([.B42]-4000)*0.0005" office:value-type="float" office:value="0.023" calcext:value-type="float">
            <text:p>0,02</text:p>
          </table:table-cell>
          <table:table-cell table:style-name="ce3" table:formula="of:=CEILING([.C42]/[.$H$2])*[.$H$2]" office:value-type="float" office:value="0.0625" calcext:value-type="float">
            <text:p>0,06</text:p>
          </table:table-cell>
          <table:table-cell table:style-name="ce3" table:formula="of:=[.C42]-[.D42]" office:value-type="float" office:value="-0.0395" calcext:value-type="float">
            <text:p>-0,04</text:p>
          </table:table-cell>
          <table:table-cell table:formula="of:=[.D42]/[.$H$2]" office:value-type="float" office:value="1" calcext:value-type="float">
            <text:p>1</text:p>
          </table:table-cell>
          <table:table-cell table:style-name="ce6" table:formula="of:=DEC2BIN([.F42]; 5)" office:value-type="string" office:string-value="00001" calcext:value-type="string">
            <text:p>00001</text:p>
          </table:table-cell>
          <table:table-cell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434" calcext:value-type="float">
            <text:p>4434</text:p>
          </table:table-cell>
          <table:table-cell table:style-name="ce3" table:formula="of:=ABS([.B43]-4000)*0.0005" office:value-type="float" office:value="0.217" calcext:value-type="float">
            <text:p>0,22</text:p>
          </table:table-cell>
          <table:table-cell table:style-name="ce3" table:formula="of:=CEILING([.C43]/[.$H$2])*[.$H$2]" office:value-type="float" office:value="0.25" calcext:value-type="float">
            <text:p>0,25</text:p>
          </table:table-cell>
          <table:table-cell table:style-name="ce3" table:formula="of:=[.C43]-[.D43]" office:value-type="float" office:value="-0.033" calcext:value-type="float">
            <text:p>-0,03</text:p>
          </table:table-cell>
          <table:table-cell table:formula="of:=[.D43]/[.$H$2]" office:value-type="float" office:value="4" calcext:value-type="float">
            <text:p>4</text:p>
          </table:table-cell>
          <table:table-cell table:style-name="ce6" table:formula="of:=DEC2BIN([.F43]; 5)" office:value-type="string" office:string-value="00100" calcext:value-type="string">
            <text:p>00100</text:p>
          </table:table-cell>
          <table:table-cell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928" calcext:value-type="float">
            <text:p>4928</text:p>
          </table:table-cell>
          <table:table-cell table:style-name="ce3" table:formula="of:=ABS([.B44]-4000)*0.0005" office:value-type="float" office:value="0.464" calcext:value-type="float">
            <text:p>0,46</text:p>
          </table:table-cell>
          <table:table-cell table:style-name="ce3" table:formula="of:=CEILING([.C44]/[.$H$2])*[.$H$2]" office:value-type="float" office:value="0.5" calcext:value-type="float">
            <text:p>0,50</text:p>
          </table:table-cell>
          <table:table-cell table:style-name="ce3" table:formula="of:=[.C44]-[.D44]" office:value-type="float" office:value="-0.036" calcext:value-type="float">
            <text:p>-0,04</text:p>
          </table:table-cell>
          <table:table-cell table:formula="of:=[.D44]/[.$H$2]" office:value-type="float" office:value="8" calcext:value-type="float">
            <text:p>8</text:p>
          </table:table-cell>
          <table:table-cell table:style-name="ce6" table:formula="of:=DEC2BIN([.F44]; 5)" office:value-type="string" office:string-value="01000" calcext:value-type="string">
            <text:p>01000</text:p>
          </table:table-cell>
          <table:table-cell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432" calcext:value-type="float">
            <text:p>5432</text:p>
          </table:table-cell>
          <table:table-cell table:style-name="ce3" table:formula="of:=ABS([.B45]-4000)*0.0005" office:value-type="float" office:value="0.716" calcext:value-type="float">
            <text:p>0,72</text:p>
          </table:table-cell>
          <table:table-cell table:style-name="ce3" table:formula="of:=CEILING([.C45]/[.$H$2])*[.$H$2]" office:value-type="float" office:value="0.75" calcext:value-type="float">
            <text:p>0,75</text:p>
          </table:table-cell>
          <table:table-cell table:style-name="ce3" table:formula="of:=[.C45]-[.D45]" office:value-type="float" office:value="-0.034" calcext:value-type="float">
            <text:p>-0,03</text:p>
          </table:table-cell>
          <table:table-cell table:formula="of:=[.D45]/[.$H$2]" office:value-type="float" office:value="12" calcext:value-type="float">
            <text:p>12</text:p>
          </table:table-cell>
          <table:table-cell table:style-name="ce6" table:formula="of:=DEC2BIN([.F45]; 5)" office:value-type="string" office:string-value="01100" calcext:value-type="string">
            <text:p>01100</text:p>
          </table:table-cell>
          <table:table-cell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891" calcext:value-type="float">
            <text:p>5891</text:p>
          </table:table-cell>
          <table:table-cell table:style-name="ce3" table:formula="of:=ABS([.B46]-4000)*0.0005" office:value-type="float" office:value="0.9455" calcext:value-type="float">
            <text:p>0,95</text:p>
          </table:table-cell>
          <table:table-cell table:style-name="ce3" table:formula="of:=CEILING([.C46]/[.$H$2])*[.$H$2]" office:value-type="float" office:value="1" calcext:value-type="float">
            <text:p>1,00</text:p>
          </table:table-cell>
          <table:table-cell table:style-name="ce3" table:formula="of:=[.C46]-[.D46]" office:value-type="float" office:value="-0.0545" calcext:value-type="float">
            <text:p>-0,05</text:p>
          </table:table-cell>
          <table:table-cell table:formula="of:=[.D46]/[.$H$2]" office:value-type="float" office:value="16" calcext:value-type="float">
            <text:p>16</text:p>
          </table:table-cell>
          <table:table-cell table:style-name="ce6" table:formula="of:=DEC2BIN([.F46]; 5)" office:value-type="string" office:string-value="10000" calcext:value-type="string">
            <text:p>10000</text:p>
          </table:table-cell>
          <table:table-cell table:number-columns-repeated="1637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315" calcext:value-type="float">
            <text:p>6315</text:p>
          </table:table-cell>
          <table:table-cell table:style-name="ce3" table:formula="of:=ABS([.B47]-4000)*0.0005" office:value-type="float" office:value="1.1575" calcext:value-type="float">
            <text:p>1,16</text:p>
          </table:table-cell>
          <table:table-cell table:style-name="ce3" table:formula="of:=CEILING([.C47]/[.$H$2])*[.$H$2]" office:value-type="float" office:value="1.1875" calcext:value-type="float">
            <text:p>1,19</text:p>
          </table:table-cell>
          <table:table-cell table:style-name="ce3" table:formula="of:=[.C47]-[.D47]" office:value-type="float" office:value="-0.03" calcext:value-type="float">
            <text:p>-0,03</text:p>
          </table:table-cell>
          <table:table-cell table:formula="of:=[.D47]/[.$H$2]" office:value-type="float" office:value="19" calcext:value-type="float">
            <text:p>19</text:p>
          </table:table-cell>
          <table:table-cell table:style-name="ce6" table:formula="of:=DEC2BIN([.F47]; 5)" office:value-type="string" office:string-value="10011" calcext:value-type="string">
            <text:p>10011</text:p>
          </table:table-cell>
          <table:table-cell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747" calcext:value-type="float">
            <text:p>6747</text:p>
          </table:table-cell>
          <table:table-cell table:style-name="ce3" table:formula="of:=ABS([.B48]-4000)*0.0005" office:value-type="float" office:value="1.3735" calcext:value-type="float">
            <text:p>1,37</text:p>
          </table:table-cell>
          <table:table-cell table:style-name="ce3" table:formula="of:=CEILING([.C48]/[.$H$2])*[.$H$2]" office:value-type="float" office:value="1.375" calcext:value-type="float">
            <text:p>1,38</text:p>
          </table:table-cell>
          <table:table-cell table:style-name="ce3" table:formula="of:=[.C48]-[.D48]" office:value-type="float" office:value="-0.00150000000000006" calcext:value-type="float">
            <text:p>0,00</text:p>
          </table:table-cell>
          <table:table-cell table:formula="of:=[.D48]/[.$H$2]" office:value-type="float" office:value="22" calcext:value-type="float">
            <text:p>22</text:p>
          </table:table-cell>
          <table:table-cell table:style-name="ce6" table:formula="of:=DEC2BIN([.F48]; 5)" office:value-type="string" office:string-value="10110" calcext:value-type="string">
            <text:p>10110</text:p>
          </table:table-cell>
          <table:table-cell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7123" calcext:value-type="float">
            <text:p>7123</text:p>
          </table:table-cell>
          <table:table-cell table:style-name="ce3" table:formula="of:=ABS([.B49]-4000)*0.0005" office:value-type="float" office:value="1.5615" calcext:value-type="float">
            <text:p>1,56</text:p>
          </table:table-cell>
          <table:table-cell table:style-name="ce3" table:formula="of:=CEILING([.C49]/[.$H$2])*[.$H$2]" office:value-type="float" office:value="1.5625" calcext:value-type="float">
            <text:p>1,56</text:p>
          </table:table-cell>
          <table:table-cell table:style-name="ce3" table:formula="of:=[.C49]-[.D49]" office:value-type="float" office:value="-0.00099999999999989" calcext:value-type="float">
            <text:p>0,00</text:p>
          </table:table-cell>
          <table:table-cell table:formula="of:=[.D49]/[.$H$2]" office:value-type="float" office:value="25" calcext:value-type="float">
            <text:p>25</text:p>
          </table:table-cell>
          <table:table-cell table:style-name="ce6" table:formula="of:=DEC2BIN([.F49]; 5)" office:value-type="string" office:string-value="11001" calcext:value-type="string">
            <text:p>11001</text:p>
          </table:table-cell>
          <table:table-cell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424" calcext:value-type="float">
            <text:p>7424</text:p>
          </table:table-cell>
          <table:table-cell table:style-name="ce3" table:formula="of:=ABS([.B50]-4000)*0.0005" office:value-type="float" office:value="1.712" calcext:value-type="float">
            <text:p>1,71</text:p>
          </table:table-cell>
          <table:table-cell table:style-name="ce3" table:formula="of:=CEILING([.C50]/[.$H$2])*[.$H$2]" office:value-type="float" office:value="1.75" calcext:value-type="float">
            <text:p>1,75</text:p>
          </table:table-cell>
          <table:table-cell table:style-name="ce3" table:formula="of:=[.C50]-[.D50]" office:value-type="float" office:value="-0.038" calcext:value-type="float">
            <text:p>-0,04</text:p>
          </table:table-cell>
          <table:table-cell table:formula="of:=[.D50]/[.$H$2]" office:value-type="float" office:value="28" calcext:value-type="float">
            <text:p>28</text:p>
          </table:table-cell>
          <table:table-cell table:style-name="ce6" table:formula="of:=DEC2BIN([.F50]; 5)" office:value-type="string" office:string-value="11100" calcext:value-type="string">
            <text:p>11100</text:p>
          </table:table-cell>
          <table:table-cell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7640" calcext:value-type="float">
            <text:p>7640</text:p>
          </table:table-cell>
          <table:table-cell table:style-name="ce3" table:formula="of:=ABS([.B51]-4000)*0.0005" office:value-type="float" office:value="1.82" calcext:value-type="float">
            <text:p>1,82</text:p>
          </table:table-cell>
          <table:table-cell table:style-name="ce3" table:formula="of:=CEILING([.C51]/[.$H$2])*[.$H$2]" office:value-type="float" office:value="1.875" calcext:value-type="float">
            <text:p>1,88</text:p>
          </table:table-cell>
          <table:table-cell table:style-name="ce3" table:formula="of:=[.C51]-[.D51]" office:value-type="float" office:value="-0.0549999999999999" calcext:value-type="float">
            <text:p>-0,05</text:p>
          </table:table-cell>
          <table:table-cell table:formula="of:=[.D51]/[.$H$2]" office:value-type="float" office:value="30" calcext:value-type="float">
            <text:p>30</text:p>
          </table:table-cell>
          <table:table-cell table:style-name="ce6" table:formula="of:=DEC2BIN([.F51]; 5)" office:value-type="string" office:string-value="11110" calcext:value-type="string">
            <text:p>11110</text:p>
          </table:table-cell>
          <table:table-cell table:number-columns-repeated="1637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7807" calcext:value-type="float">
            <text:p>7807</text:p>
          </table:table-cell>
          <table:table-cell table:style-name="ce3" table:formula="of:=ABS([.B52]-4000)*0.0005" office:value-type="float" office:value="1.9035" calcext:value-type="float">
            <text:p>1,90</text:p>
          </table:table-cell>
          <table:table-cell table:style-name="ce3" table:formula="of:=CEILING([.C52]/[.$H$2])*[.$H$2]" office:value-type="float" office:value="1.9375" calcext:value-type="float">
            <text:p>1,94</text:p>
          </table:table-cell>
          <table:table-cell table:style-name="ce3" table:formula="of:=[.C52]-[.D52]" office:value-type="float" office:value="-0.034" calcext:value-type="float">
            <text:p>-0,03</text:p>
          </table:table-cell>
          <table:table-cell table:formula="of:=[.D52]/[.$H$2]" office:value-type="float" office:value="31" calcext:value-type="float">
            <text:p>31</text:p>
          </table:table-cell>
          <table:table-cell table:style-name="ce6" table:formula="of:=DEC2BIN([.F52]; 5)" office:value-type="string" office:string-value="11111" calcext:value-type="string">
            <text:p>11111</text:p>
          </table:table-cell>
          <table:table-cell table:number-columns-repeated="1637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7857" calcext:value-type="float">
            <text:p>7857</text:p>
          </table:table-cell>
          <table:table-cell table:style-name="ce3" table:formula="of:=ABS([.B53]-4000)*0.0005" office:value-type="float" office:value="1.9285" calcext:value-type="float">
            <text:p>1,93</text:p>
          </table:table-cell>
          <table:table-cell table:style-name="ce3" table:formula="of:=CEILING([.C53]/[.$H$2])*[.$H$2]" office:value-type="float" office:value="1.9375" calcext:value-type="float">
            <text:p>1,94</text:p>
          </table:table-cell>
          <table:table-cell table:style-name="ce3" table:formula="of:=[.C53]-[.D53]" office:value-type="float" office:value="-0.0089999999999999" calcext:value-type="float">
            <text:p>-0,01</text:p>
          </table:table-cell>
          <table:table-cell table:formula="of:=[.D53]/[.$H$2]" office:value-type="float" office:value="31" calcext:value-type="float">
            <text:p>31</text:p>
          </table:table-cell>
          <table:table-cell table:style-name="ce6" table:formula="of:=DEC2BIN([.F53]; 5)" office:value-type="string" office:string-value="11111" calcext:value-type="string">
            <text:p>11111</text:p>
          </table:table-cell>
          <table:table-cell table:number-columns-repeated="1637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7844" calcext:value-type="float">
            <text:p>7844</text:p>
          </table:table-cell>
          <table:table-cell table:style-name="ce3" table:formula="of:=ABS([.B54]-4000)*0.0005" office:value-type="float" office:value="1.922" calcext:value-type="float">
            <text:p>1,92</text:p>
          </table:table-cell>
          <table:table-cell table:style-name="ce3" table:formula="of:=CEILING([.C54]/[.$H$2])*[.$H$2]" office:value-type="float" office:value="1.9375" calcext:value-type="float">
            <text:p>1,94</text:p>
          </table:table-cell>
          <table:table-cell table:style-name="ce3" table:formula="of:=[.C54]-[.D54]" office:value-type="float" office:value="-0.0155000000000001" calcext:value-type="float">
            <text:p>-0,02</text:p>
          </table:table-cell>
          <table:table-cell table:formula="of:=[.D54]/[.$H$2]" office:value-type="float" office:value="31" calcext:value-type="float">
            <text:p>31</text:p>
          </table:table-cell>
          <table:table-cell table:style-name="ce6" table:formula="of:=DEC2BIN([.F54]; 5)" office:value-type="string" office:string-value="11111" calcext:value-type="string">
            <text:p>11111</text:p>
          </table:table-cell>
          <table:table-cell table:number-columns-repeated="1637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7725" calcext:value-type="float">
            <text:p>7725</text:p>
          </table:table-cell>
          <table:table-cell table:style-name="ce3" table:formula="of:=ABS([.B55]-4000)*0.0005" office:value-type="float" office:value="1.8625" calcext:value-type="float">
            <text:p>1,86</text:p>
          </table:table-cell>
          <table:table-cell table:style-name="ce3" table:formula="of:=CEILING([.C55]/[.$H$2])*[.$H$2]" office:value-type="float" office:value="1.875" calcext:value-type="float">
            <text:p>1,88</text:p>
          </table:table-cell>
          <table:table-cell table:style-name="ce3" table:formula="of:=[.C55]-[.D55]" office:value-type="float" office:value="-0.0125" calcext:value-type="float">
            <text:p>-0,01</text:p>
          </table:table-cell>
          <table:table-cell table:formula="of:=[.D55]/[.$H$2]" office:value-type="float" office:value="30" calcext:value-type="float">
            <text:p>30</text:p>
          </table:table-cell>
          <table:table-cell table:style-name="ce6" table:formula="of:=DEC2BIN([.F55]; 5)" office:value-type="string" office:string-value="11110" calcext:value-type="string">
            <text:p>11110</text:p>
          </table:table-cell>
          <table:table-cell table:number-columns-repeated="1637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573" calcext:value-type="float">
            <text:p>7573</text:p>
          </table:table-cell>
          <table:table-cell table:style-name="ce3" table:formula="of:=ABS([.B56]-4000)*0.0005" office:value-type="float" office:value="1.7865" calcext:value-type="float">
            <text:p>1,79</text:p>
          </table:table-cell>
          <table:table-cell table:style-name="ce3" table:formula="of:=CEILING([.C56]/[.$H$2])*[.$H$2]" office:value-type="float" office:value="1.8125" calcext:value-type="float">
            <text:p>1,81</text:p>
          </table:table-cell>
          <table:table-cell table:style-name="ce3" table:formula="of:=[.C56]-[.D56]" office:value-type="float" office:value="-0.026" calcext:value-type="float">
            <text:p>-0,03</text:p>
          </table:table-cell>
          <table:table-cell table:formula="of:=[.D56]/[.$H$2]" office:value-type="float" office:value="29" calcext:value-type="float">
            <text:p>29</text:p>
          </table:table-cell>
          <table:table-cell table:style-name="ce6" table:formula="of:=DEC2BIN([.F56]; 5)" office:value-type="string" office:string-value="11101" calcext:value-type="string">
            <text:p>11101</text:p>
          </table:table-cell>
          <table:table-cell table:number-columns-repeated="1637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7314" calcext:value-type="float">
            <text:p>7314</text:p>
          </table:table-cell>
          <table:table-cell table:style-name="ce3" table:formula="of:=ABS([.B57]-4000)*0.0005" office:value-type="float" office:value="1.657" calcext:value-type="float">
            <text:p>1,66</text:p>
          </table:table-cell>
          <table:table-cell table:style-name="ce3" table:formula="of:=CEILING([.C57]/[.$H$2])*[.$H$2]" office:value-type="float" office:value="1.6875" calcext:value-type="float">
            <text:p>1,69</text:p>
          </table:table-cell>
          <table:table-cell table:style-name="ce3" table:formula="of:=[.C57]-[.D57]" office:value-type="float" office:value="-0.0305" calcext:value-type="float">
            <text:p>-0,03</text:p>
          </table:table-cell>
          <table:table-cell table:formula="of:=[.D57]/[.$H$2]" office:value-type="float" office:value="27" calcext:value-type="float">
            <text:p>27</text:p>
          </table:table-cell>
          <table:table-cell table:style-name="ce6" table:formula="of:=DEC2BIN([.F57]; 5)" office:value-type="string" office:string-value="11011" calcext:value-type="string">
            <text:p>11011</text:p>
          </table:table-cell>
          <table:table-cell table:number-columns-repeated="1637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983" calcext:value-type="float">
            <text:p>6983</text:p>
          </table:table-cell>
          <table:table-cell table:style-name="ce3" table:formula="of:=ABS([.B58]-4000)*0.0005" office:value-type="float" office:value="1.4915" calcext:value-type="float">
            <text:p>1,49</text:p>
          </table:table-cell>
          <table:table-cell table:style-name="ce3" table:formula="of:=CEILING([.C58]/[.$H$2])*[.$H$2]" office:value-type="float" office:value="1.5" calcext:value-type="float">
            <text:p>1,50</text:p>
          </table:table-cell>
          <table:table-cell table:style-name="ce3" table:formula="of:=[.C58]-[.D58]" office:value-type="float" office:value="-0.00849999999999995" calcext:value-type="float">
            <text:p>-0,01</text:p>
          </table:table-cell>
          <table:table-cell table:formula="of:=[.D58]/[.$H$2]" office:value-type="float" office:value="24" calcext:value-type="float">
            <text:p>24</text:p>
          </table:table-cell>
          <table:table-cell table:style-name="ce6" table:formula="of:=DEC2BIN([.F58]; 5)" office:value-type="string" office:string-value="11000" calcext:value-type="string">
            <text:p>11000</text:p>
          </table:table-cell>
          <table:table-cell table:number-columns-repeated="1637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582" calcext:value-type="float">
            <text:p>6582</text:p>
          </table:table-cell>
          <table:table-cell table:style-name="ce3" table:formula="of:=ABS([.B59]-4000)*0.0005" office:value-type="float" office:value="1.291" calcext:value-type="float">
            <text:p>1,29</text:p>
          </table:table-cell>
          <table:table-cell table:style-name="ce3" table:formula="of:=CEILING([.C59]/[.$H$2])*[.$H$2]" office:value-type="float" office:value="1.3125" calcext:value-type="float">
            <text:p>1,31</text:p>
          </table:table-cell>
          <table:table-cell table:style-name="ce3" table:formula="of:=[.C59]-[.D59]" office:value-type="float" office:value="-0.0215000000000001" calcext:value-type="float">
            <text:p>-0,02</text:p>
          </table:table-cell>
          <table:table-cell table:formula="of:=[.D59]/[.$H$2]" office:value-type="float" office:value="21" calcext:value-type="float">
            <text:p>21</text:p>
          </table:table-cell>
          <table:table-cell table:style-name="ce6" table:formula="of:=DEC2BIN([.F59]; 5)" office:value-type="string" office:string-value="10101" calcext:value-type="string">
            <text:p>10101</text:p>
          </table:table-cell>
          <table:table-cell table:number-columns-repeated="1637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156" calcext:value-type="float">
            <text:p>6156</text:p>
          </table:table-cell>
          <table:table-cell table:style-name="ce3" table:formula="of:=ABS([.B60]-4000)*0.0005" office:value-type="float" office:value="1.078" calcext:value-type="float">
            <text:p>1,08</text:p>
          </table:table-cell>
          <table:table-cell table:style-name="ce3" table:formula="of:=CEILING([.C60]/[.$H$2])*[.$H$2]" office:value-type="float" office:value="1.125" calcext:value-type="float">
            <text:p>1,13</text:p>
          </table:table-cell>
          <table:table-cell table:style-name="ce3" table:formula="of:=[.C60]-[.D60]" office:value-type="float" office:value="-0.0469999999999999" calcext:value-type="float">
            <text:p>-0,05</text:p>
          </table:table-cell>
          <table:table-cell table:formula="of:=[.D60]/[.$H$2]" office:value-type="float" office:value="18" calcext:value-type="float">
            <text:p>18</text:p>
          </table:table-cell>
          <table:table-cell table:style-name="ce6" table:formula="of:=DEC2BIN([.F60]; 5)" office:value-type="string" office:string-value="10010" calcext:value-type="string">
            <text:p>10010</text:p>
          </table:table-cell>
          <table:table-cell table:number-columns-repeated="1637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706" calcext:value-type="float">
            <text:p>5706</text:p>
          </table:table-cell>
          <table:table-cell table:style-name="ce3" table:formula="of:=ABS([.B61]-4000)*0.0005" office:value-type="float" office:value="0.853" calcext:value-type="float">
            <text:p>0,85</text:p>
          </table:table-cell>
          <table:table-cell table:style-name="ce3" table:formula="of:=CEILING([.C61]/[.$H$2])*[.$H$2]" office:value-type="float" office:value="0.875" calcext:value-type="float">
            <text:p>0,88</text:p>
          </table:table-cell>
          <table:table-cell table:style-name="ce3" table:formula="of:=[.C61]-[.D61]" office:value-type="float" office:value="-0.022" calcext:value-type="float">
            <text:p>-0,02</text:p>
          </table:table-cell>
          <table:table-cell table:formula="of:=[.D61]/[.$H$2]" office:value-type="float" office:value="14" calcext:value-type="float">
            <text:p>14</text:p>
          </table:table-cell>
          <table:table-cell table:style-name="ce6" table:formula="of:=DEC2BIN([.F61]; 5)" office:value-type="string" office:string-value="01110" calcext:value-type="string">
            <text:p>01110</text:p>
          </table:table-cell>
          <table:table-cell table:number-columns-repeated="1637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226" calcext:value-type="float">
            <text:p>5226</text:p>
          </table:table-cell>
          <table:table-cell table:style-name="ce3" table:formula="of:=ABS([.B62]-4000)*0.0005" office:value-type="float" office:value="0.613" calcext:value-type="float">
            <text:p>0,61</text:p>
          </table:table-cell>
          <table:table-cell table:style-name="ce3" table:formula="of:=CEILING([.C62]/[.$H$2])*[.$H$2]" office:value-type="float" office:value="0.625" calcext:value-type="float">
            <text:p>0,63</text:p>
          </table:table-cell>
          <table:table-cell table:style-name="ce3" table:formula="of:=[.C62]-[.D62]" office:value-type="float" office:value="-0.012" calcext:value-type="float">
            <text:p>-0,01</text:p>
          </table:table-cell>
          <table:table-cell table:formula="of:=[.D62]/[.$H$2]" office:value-type="float" office:value="10" calcext:value-type="float">
            <text:p>10</text:p>
          </table:table-cell>
          <table:table-cell table:style-name="ce6" table:formula="of:=DEC2BIN([.F62]; 5)" office:value-type="string" office:string-value="01010" calcext:value-type="string">
            <text:p>01010</text:p>
          </table:table-cell>
          <table:table-cell table:number-columns-repeated="1637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723" calcext:value-type="float">
            <text:p>4723</text:p>
          </table:table-cell>
          <table:table-cell table:style-name="ce3" table:formula="of:=ABS([.B63]-4000)*0.0005" office:value-type="float" office:value="0.3615" calcext:value-type="float">
            <text:p>0,36</text:p>
          </table:table-cell>
          <table:table-cell table:style-name="ce3" table:formula="of:=CEILING([.C63]/[.$H$2])*[.$H$2]" office:value-type="float" office:value="0.375" calcext:value-type="float">
            <text:p>0,38</text:p>
          </table:table-cell>
          <table:table-cell table:style-name="ce3" table:formula="of:=[.C63]-[.D63]" office:value-type="float" office:value="-0.0135" calcext:value-type="float">
            <text:p>-0,01</text:p>
          </table:table-cell>
          <table:table-cell table:formula="of:=[.D63]/[.$H$2]" office:value-type="float" office:value="6" calcext:value-type="float">
            <text:p>6</text:p>
          </table:table-cell>
          <table:table-cell table:style-name="ce6" table:formula="of:=DEC2BIN([.F63]; 5)" office:value-type="string" office:string-value="00110" calcext:value-type="string">
            <text:p>00110</text:p>
          </table:table-cell>
          <table:table-cell table:number-columns-repeated="1637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4241" calcext:value-type="float">
            <text:p>4241</text:p>
          </table:table-cell>
          <table:table-cell table:style-name="ce3" table:formula="of:=ABS([.B64]-4000)*0.0005" office:value-type="float" office:value="0.1205" calcext:value-type="float">
            <text:p>0,12</text:p>
          </table:table-cell>
          <table:table-cell table:style-name="ce3" table:formula="of:=CEILING([.C64]/[.$H$2])*[.$H$2]" office:value-type="float" office:value="0.125" calcext:value-type="float">
            <text:p>0,13</text:p>
          </table:table-cell>
          <table:table-cell table:style-name="ce3" table:formula="of:=[.C64]-[.D64]" office:value-type="float" office:value="-0.0045" calcext:value-type="float">
            <text:p>0,00</text:p>
          </table:table-cell>
          <table:table-cell table:formula="of:=[.D64]/[.$H$2]" office:value-type="float" office:value="2" calcext:value-type="float">
            <text:p>2</text:p>
          </table:table-cell>
          <table:table-cell table:style-name="ce6" table:formula="of:=DEC2BIN([.F64]; 5)" office:value-type="string" office:string-value="00010" calcext:value-type="string">
            <text:p>00010</text:p>
          </table:table-cell>
          <table:table-cell table:number-columns-repeated="1637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763" calcext:value-type="float">
            <text:p>3763</text:p>
          </table:table-cell>
          <table:table-cell table:style-name="ce3" table:formula="of:=ABS([.B65]-4000)*0.0005" office:value-type="float" office:value="0.1185" calcext:value-type="float">
            <text:p>0,12</text:p>
          </table:table-cell>
          <table:table-cell table:style-name="ce3" table:formula="of:=CEILING([.C65]/[.$H$2])*[.$H$2]" office:value-type="float" office:value="0.125" calcext:value-type="float">
            <text:p>0,13</text:p>
          </table:table-cell>
          <table:table-cell table:style-name="ce3" table:formula="of:=[.C65]-[.D65]" office:value-type="float" office:value="-0.00649999999999999" calcext:value-type="float">
            <text:p>-0,01</text:p>
          </table:table-cell>
          <table:table-cell table:formula="of:=[.D65]/[.$H$2]" office:value-type="float" office:value="2" calcext:value-type="float">
            <text:p>2</text:p>
          </table:table-cell>
          <table:table-cell table:style-name="ce6" table:formula="of:=DEC2BIN([.F65]; 5)" office:value-type="string" office:string-value="00010" calcext:value-type="string">
            <text:p>00010</text:p>
          </table:table-cell>
          <table:table-cell table:number-columns-repeated="1637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37" calcext:value-type="float">
            <text:p>3337</text:p>
          </table:table-cell>
          <table:table-cell table:style-name="ce3" table:formula="of:=ABS([.B66]-4000)*0.0005" office:value-type="float" office:value="0.3315" calcext:value-type="float">
            <text:p>0,33</text:p>
          </table:table-cell>
          <table:table-cell table:style-name="ce3" table:formula="of:=CEILING([.C66]/[.$H$2])*[.$H$2]" office:value-type="float" office:value="0.375" calcext:value-type="float">
            <text:p>0,38</text:p>
          </table:table-cell>
          <table:table-cell table:style-name="ce3" table:formula="of:=[.C66]-[.D66]" office:value-type="float" office:value="-0.0435" calcext:value-type="float">
            <text:p>-0,04</text:p>
          </table:table-cell>
          <table:table-cell table:formula="of:=[.D66]/[.$H$2]" office:value-type="float" office:value="6" calcext:value-type="float">
            <text:p>6</text:p>
          </table:table-cell>
          <table:table-cell table:style-name="ce6" table:formula="of:=DEC2BIN([.F66]; 5)" office:value-type="string" office:string-value="00110" calcext:value-type="string">
            <text:p>00110</text:p>
          </table:table-cell>
          <table:table-cell table:number-columns-repeated="1637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922" calcext:value-type="float">
            <text:p>2922</text:p>
          </table:table-cell>
          <table:table-cell table:style-name="ce3" table:formula="of:=ABS([.B67]-4000)*0.0005" office:value-type="float" office:value="0.539" calcext:value-type="float">
            <text:p>0,54</text:p>
          </table:table-cell>
          <table:table-cell table:style-name="ce3" table:formula="of:=CEILING([.C67]/[.$H$2])*[.$H$2]" office:value-type="float" office:value="0.5625" calcext:value-type="float">
            <text:p>0,56</text:p>
          </table:table-cell>
          <table:table-cell table:style-name="ce3" table:formula="of:=[.C67]-[.D67]" office:value-type="float" office:value="-0.0235" calcext:value-type="float">
            <text:p>-0,02</text:p>
          </table:table-cell>
          <table:table-cell table:formula="of:=[.D67]/[.$H$2]" office:value-type="float" office:value="9" calcext:value-type="float">
            <text:p>9</text:p>
          </table:table-cell>
          <table:table-cell table:style-name="ce6" table:formula="of:=DEC2BIN([.F67]; 5)" office:value-type="string" office:string-value="01001" calcext:value-type="string">
            <text:p>01001</text:p>
          </table:table-cell>
          <table:table-cell table:number-columns-repeated="16377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.00.0000</text:date>, <text:time style:data-style-name="N2" text:time-value="20:09:50.64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6:29:50.910000000</meta:creation-date>
    <dc:date>2024-05-30T20:11:53.822000000</dc:date>
    <meta:editing-duration>PT4H8M44S</meta:editing-duration>
    <meta:editing-cycles>26</meta:editing-cycles>
    <meta:generator>LibreOffice/24.2.0.3$Windows_X86_64 LibreOffice_project/da48488a73ddd66ea24cf16bbc4f7b9c08e9bea1</meta:generator>
    <meta:document-statistic meta:table-count="1" meta:cell-count="471" meta:object-count="0"/>
  </office:meta>
</office:document-meta>
</file>